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4021" officeooo:paragraph-rsid="00004021" style:font-weight-asian="bold" style:font-weight-complex="bold"/>
    </style:style>
    <style:style style:name="P2" style:family="paragraph" style:parent-style-name="Standard">
      <style:text-properties fo:font-weight="normal" officeooo:rsid="00004021" officeooo:paragraph-rsid="00004021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8f93a2" style:font-name="Droid Sans Mono" fo:font-size="10.5pt" fo:font-weight="normal" fo:background-color="#0f111a"/>
    </style:style>
    <style:style style:name="P4" style:family="paragraph" style:parent-style-name="Standard">
      <style:text-properties fo:color="#000000" style:font-name="Droid Sans Mono" fo:font-size="10.5pt" fo:font-weight="normal" officeooo:rsid="00004021" officeooo:paragraph-rsid="00004021" fo:background-color="#ffffff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text-properties fo:color="#000000" style:font-name="Droid Sans Mono" fo:font-size="10.5pt" fo:font-weight="normal" officeooo:rsid="00004021" officeooo:paragraph-rsid="00004021" fo:background-color="#ffffff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style="italic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000000" fo:background-color="#ffffff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04021" officeooo:paragraph-rsid="00004021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fo:background-color="#ffffff"/>
    </style:style>
    <style:style style:name="P11" style:family="paragraph" style:parent-style-name="Standard">
      <style:text-properties fo:font-weight="bold" officeooo:paragraph-rsid="00004021"/>
    </style:style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0402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dex.js:</text:p>
      <text:p text:style-name="P1"/>
      <text:p text:style-name="P4">const express = require("express");</text:p>
      <text:p text:style-name="P5">const db = require("./database");</text:p>
      <text:p text:style-name="P5">const empModel = require("./models/empModel");</text:p>
      <text:p text:style-name="P5">const depModel = require("./models/depModel");</text:p>
      <text:p text:style-name="P5">const locModel = require("./models/locModel");</text:p>
      <text:p text:style-name="P5">const { Op } = require("sequelize");</text:p>
      <text:p text:style-name="P8"/>
      <text:p text:style-name="P5">const PORT = 3000;</text:p>
      <text:p text:style-name="P5">const app = express();</text:p>
      <text:p text:style-name="P8"/>
      <text:p text:style-name="P5">app.use(express.json());</text:p>
      <text:p text:style-name="P8"/>
      <text:p text:style-name="P7">//get data</text:p>
      <text:p text:style-name="P5">app.get("/emp", async (req, res) =&gt; {</text:p>
      <text:p text:style-name="P5">empModel.belongsTo(depModel, { foreignKey: "department_id" });</text:p>
      <text:p text:style-name="P5">depModel.hasMany(empModel, { foreignKey: "department_id" });</text:p>
      <text:p text:style-name="P5">const dataStructures = <text:span text:style-name="T1">await</text:span> depModel.findAll({</text:p>
      <text:p text:style-name="P5">attributes: [</text:p>
      <text:p text:style-name="P5">["department_id", "department_id"],</text:p>
      <text:p text:style-name="P5">["department_name", "department_name"],</text:p>
      <text:p text:style-name="P5">],</text:p>
      <text:p text:style-name="P5">include: [</text:p>
      <text:p text:style-name="P5">{</text:p>
      <text:p text:style-name="P5">model: empModel,</text:p>
      <text:p text:style-name="P5">attributes: ["last_name"],</text:p>
      <text:p text:style-name="P5">required: true,</text:p>
      <text:p text:style-name="P5">where: {</text:p>
      <text:p text:style-name="P5">last_name: { [Op.like]: "%a%" },</text:p>
      <text:p text:style-name="P5">},</text:p>
      <text:p text:style-name="P5">},</text:p>
      <text:p text:style-name="P5">],</text:p>
      <text:p text:style-name="P5">logging: true,</text:p>
      <text:p text:style-name="P5">});</text:p>
      <text:p text:style-name="P5">res.json(dataStructures);</text:p>
      <text:p text:style-name="P5">});</text:p>
      <text:p text:style-name="P8"/>
      <text:p text:style-name="P8"/>
      <text:p text:style-name="P5">db.authenticate()</text:p>
      <text:p text:style-name="P5">.then(() =&gt; console.log("database connected"))</text:p>
      <text:p text:style-name="P5">.catch((err) =&gt; console.log(err));</text:p>
      <text:p text:style-name="P8"/>
      <text:p text:style-name="P5">app.listen(PORT, () =&gt; {</text:p>
      <text:p text:style-name="P5">console.log(`Server started on port ${PORT}`);</text:p>
      <text:p text:style-name="P5">});</text:p>
      <text:p text:style-name="P5"/>
      <text:p text:style-name="P9">database.js:</text:p>
      <text:p text:style-name="P1"/>
      <text:p text:style-name="P6">const { Sequelize } = require("sequelize");</text:p>
      <text:p text:style-name="P5">const winston = require("winston");</text:p>
      <text:p text:style-name="P8"><text:soft-page-break/></text:p>
      <text:p text:style-name="P5">const db = new Sequelize("CREATE_HR", "postgres", "@anhackeruj@", {</text:p>
      <text:p text:style-name="P5">host: "localhost",</text:p>
      <text:p text:style-name="P5">dialect: "postgres",</text:p>
      <text:p text:style-name="P5">logging: winston.info,</text:p>
      <text:p text:style-name="P5">});</text:p>
      <text:p text:style-name="P8"/>
      <text:p text:style-name="P5">module.exports = db;</text:p>
      <text:p text:style-name="P3"/>
      <text:p text:style-name="P9">empModel.js:</text:p>
      <text:p text:style-name="P1"/>
      <text:p text:style-name="P6">const { Sequelize } = require("sequelize");</text:p>
      <text:p text:style-name="P5">const winston = require("winston");</text:p>
      <text:p text:style-name="P8"/>
      <text:p text:style-name="P5">const db = new Sequelize("CREATE_HR", "postgres", "@anhackeruj@", {</text:p>
      <text:p text:style-name="P5">host: "localhost",</text:p>
      <text:p text:style-name="P5">dialect: "postgres",</text:p>
      <text:p text:style-name="P5">logging: winston.info,</text:p>
      <text:p text:style-name="P5">});</text:p>
      <text:p text:style-name="P8"/>
      <text:p text:style-name="P5">const employeeInfo = db.define(</text:p>
      <text:p text:style-name="P5">"employees",</text:p>
      <text:p text:style-name="P5">{</text:p>
      <text:p text:style-name="P5">EmployeeID: {</text:p>
      <text:p text:style-name="P5">field: "employee_id",</text:p>
      <text:p text:style-name="P5">type: Sequelize.INTEGER,</text:p>
      <text:p text:style-name="P5">primaryKey: true,</text:p>
      <text:p text:style-name="P5">},</text:p>
      <text:p text:style-name="P5">first_name: {</text:p>
      <text:p text:style-name="P5">type: Sequelize.STRING,</text:p>
      <text:p text:style-name="P5">},</text:p>
      <text:p text:style-name="P5">last_name: {</text:p>
      <text:p text:style-name="P5">type: Sequelize.STRING,</text:p>
      <text:p text:style-name="P5">},</text:p>
      <text:p text:style-name="P5">email: {</text:p>
      <text:p text:style-name="P5">type: Sequelize.STRING,</text:p>
      <text:p text:style-name="P5">},</text:p>
      <text:p text:style-name="P5">phone_number: {</text:p>
      <text:p text:style-name="P5">type: Sequelize.STRING,</text:p>
      <text:p text:style-name="P5">},</text:p>
      <text:p text:style-name="P5">hire_date: {</text:p>
      <text:p text:style-name="P5">type: Sequelize.DATE,</text:p>
      <text:p text:style-name="P5">},</text:p>
      <text:p text:style-name="P5">job_id: {</text:p>
      <text:p text:style-name="P5">type: Sequelize.INTEGER,</text:p>
      <text:p text:style-name="P5">},</text:p>
      <text:p text:style-name="P5">salary: {</text:p>
      <text:p text:style-name="P5">type: Sequelize.INTEGER,</text:p>
      <text:p text:style-name="P5">},</text:p>
      <text:p text:style-name="P5">manager_id: {</text:p>
      <text:p text:style-name="P5">type: Sequelize.INTEGER,</text:p>
      <text:p text:style-name="P5"><text:soft-page-break/>},</text:p>
      <text:p text:style-name="P5">department_id: {</text:p>
      <text:p text:style-name="P5">type: Sequelize.INTEGER,</text:p>
      <text:p text:style-name="P5">},</text:p>
      <text:p text:style-name="P5">},</text:p>
      <text:p text:style-name="P5">{</text:p>
      <text:p text:style-name="P5">timestamps: false,</text:p>
      <text:p text:style-name="P5">}</text:p>
      <text:p text:style-name="P5">);</text:p>
      <text:p text:style-name="P8"/>
      <text:p text:style-name="P5">module.exports = employeeInfo;</text:p>
      <text:p text:style-name="P5"/>
      <text:p text:style-name="P9">depModel.js:</text:p>
      <text:p text:style-name="P1"/>
      <text:p text:style-name="P4">const { Sequelize } = require("sequelize");</text:p>
      <text:p text:style-name="P5">const winston = require("winston");</text:p>
      <text:p text:style-name="P8"/>
      <text:p text:style-name="P5">const db = new Sequelize("CREATE_HR", "postgres", "@anhackeruj@", {</text:p>
      <text:p text:style-name="P5">host: "localhost",</text:p>
      <text:p text:style-name="P5">dialect: "postgres",</text:p>
      <text:p text:style-name="P5">logging: winston.info,</text:p>
      <text:p text:style-name="P5">});</text:p>
      <text:p text:style-name="P8"/>
      <text:p text:style-name="P5">const departmentInfo = db.define(</text:p>
      <text:p text:style-name="P5">"department",</text:p>
      <text:p text:style-name="P5">{</text:p>
      <text:p text:style-name="P5">department_id: {</text:p>
      <text:p text:style-name="P5">type: Sequelize.INTEGER,</text:p>
      <text:p text:style-name="P5">primaryKey: true,</text:p>
      <text:p text:style-name="P5">},</text:p>
      <text:p text:style-name="P5">department_name: {</text:p>
      <text:p text:style-name="P5">type: Sequelize.STRING,</text:p>
      <text:p text:style-name="P5">},</text:p>
      <text:p text:style-name="P5">location_id: {</text:p>
      <text:p text:style-name="P5">type: Sequelize.INTEGER,</text:p>
      <text:p text:style-name="P5">},</text:p>
      <text:p text:style-name="P5">},</text:p>
      <text:p text:style-name="P5">{</text:p>
      <text:p text:style-name="P5">timestamps: false,</text:p>
      <text:p text:style-name="P5">associate: function (models) {</text:p>
      <text:p text:style-name="P5">departmentInfo.hasMany(models.employees, { foreignKey: "department_id" });</text:p>
      <text:p text:style-name="P5">},</text:p>
      <text:p text:style-name="P5">}</text:p>
      <text:p text:style-name="P5">);</text:p>
      <text:p text:style-name="P8"/>
      <text:p text:style-name="P5">module.exports = departmentInfo;</text:p>
      <text:p text:style-name="P3"/>
      <text:p text:style-name="P11"><text:span text:style-name="T3"><text:s/></text:span>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0:50:05.344917985</meta:creation-date>
    <dc:date>2022-05-12T11:01:37.625755948</dc:date>
    <meta:editing-duration>PT8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28" meta:word-count="300" meta:character-count="2490" meta:non-whitespace-character-count="2316"/>
  </office:meta>
</office:document-meta>
</file>